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ahier des charges (Brouillon)</text:span><text:span text:style-name="T2"/></text:p>
      <text:p text:style-name="P1"><text:span text:style-name="T3">I-Présentation générale du projet</text:span><text:span text:style-name="T4"/></text:p>
      <text:p text:style-name="P1"><text:span text:style-name="T5">Maître d'oeuvre</text:span></text:p>
      <text:p text:style-name="P1"><text:span text:style-name="T6">Association SOSPrema, association loi 1901 reconnue d'intérêt général par le ministère de la santé, dont le but principal est d'aider les parents d'enfants nés prématurés ou hospitalisés à la naissance.</text:span><text:span text:style-name="T7"/></text:p>
      <text:p text:style-name="P1"><text:span text:style-name="T7">Maître d'ouvrage</text:span></text:p>
      <text:p text:style-name="P1"><text:span text:style-name="T8">M.Bendaoud, professeur à l'IUT de Clermont-Ferrand</text:span></text:p>
      <text:p text:style-name="P1"><text:span text:style-name="T9">Equipe</text:span></text:p>
      <text:p text:style-name="P1"><text:span text:style-name="T10">Nicolas Chaduc</text:span><text:span text:style-name="T11"><text:s/>(Chef de projet)</text:span></text:p>
      <text:p text:style-name="P1"><text:span text:style-name="T12">Nicolas Audinat, Nicolas Chaduc, Valentin Rocha, Hugo Lefèvre étudiants en deuxième année d'informatique à l'IUT de Clermont-Ferrand.</text:span></text:p>
      <text:p text:style-name="P1"><text:span text:style-name="T13">Analyse des besoins</text:span></text:p>
      <text:p text:style-name="P1"><text:span text:style-name="T14">Dans ses actions quotidiennes, l'association agit sur trois axes:</text:span></text:p>
      <text:list text:style-name="L2">
        <text:list-item>
          <text:p text:style-name="P2"><text:span text:style-name="T14">L'aide et le soutien des familles</text:span><text:span text:style-name="T15"/></text:p>
        </text:list-item>
        <text:list-item>
          <text:p text:style-name="P2"><text:span text:style-name="T16">Le dialogue avec les équipes médicales<text:s/></text:span><text:span text:style-name="T17"/></text:p>
        </text:list-item>
        <text:list-item>
          <text:p text:style-name="P2"><text:span text:style-name="T18">La sensibilisation des pouvoirs publics</text:span><text:span text:style-name="T19"/></text:p>
        </text:list-item>
      </text:list>
      <text:p text:style-name="P3"><text:span text:style-name="T20">Les membres de l'association sont en contact permanents avec la totalité des hôpitaux de France disposant d'un service de Néonatalogie.</text:span></text:p>
      <text:p text:style-name="P3"><text:span text:style-name="T20">Les contacts en question et tous les renseignements associés sont actuellements stoqués dans un fichier Microsoft Excel basique, ce qui engendre les problèmes suivants:</text:span></text:p>
      <text:list text:style-name="L4">
        <text:list-item>
          <text:p text:style-name="P4"><text:span text:style-name="T20">Lourdeur du fichier</text:span><text:span text:style-name="T21"/></text:p>
        </text:list-item>
        <text:list-item>
          <text:p text:style-name="P4"><text:span text:style-name="T22">Lenteur de la saisie</text:span><text:span text:style-name="T23"/></text:p>
        </text:list-item>
        <text:list-item>
          <text:p text:style-name="P4"><text:span text:style-name="T24">Impossibilité d'extraire des données</text:span></text:p>
        </text:list-item>
      </text:list>
      <text:p text:style-name="P5"><text:span text:style-name="T25">L'existant</text:span><text:span text:style-name="T26"/></text:p>
      <text:list text:style-name="L6">
        <text:list-item>
          <text:p text:style-name="P6"><text:span text:style-name="T26">Un CRM</text:span></text:p>
        </text:list-item>
        <text:list-item>
          <text:p text:style-name="P6"><text:span text:style-name="T26">Un site web 1and1</text:span></text:p>
        </text:list-item>
        <text:list-item>
          <text:p text:style-name="P6"><text:span text:style-name="T26">Un site web basé sous le framework Wordpress </text:span></text:p>
        </text:list-item>
      </text:list>
      <text:p text:style-name="P7"><text:span text:style-name="T27">Souhaits exprimés</text:span></text:p>
      <text:list text:style-name="L8">
        <text:list-item>
          <text:p text:style-name="P8"><text:span text:style-name="T28">Simplification de la gestion de la base de données des hôpitaux</text:span></text:p>
        </text:list-item>
        <text:list-item>
          <text:p text:style-name="P8"><text:span text:style-name="T28">Création d'une interface en ligne telle un back office pour le CRM existant.<text:line-break/>Avec des fonctionnalités comme la création et la gestion des contacts.</text:span></text:p>
        </text:list-item>
      </text:list>
      <text:p text:style-name="P9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